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cccccc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05cm" fo:min-width="1.2cm"/>
    </style:style>
    <style:style style:name="gr3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5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 style:protect="size"/>
    </style:style>
    <style:style style:name="gr6" style:family="graphic" style:parent-style-name="objectwithoutfill">
      <style:graphic-properties svg:stroke-width="0.04cm" draw:marker-start="Arrow" draw:marker-start-width="0.21cm" draw:marker-end="Arrow" draw:marker-end-width="0.21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stroke="dash" draw:stroke-dash="Fine_20_Dashed" svg:stroke-width="0.04cm" draw:marker-start-width="0.26cm" draw:marker-end="" draw:marker-end-width="0.195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svg:stroke-width="0.04cm" draw:marker-start="Arrow" draw:marker-start-width="0.21cm" draw:marker-end="" draw:marker-end-width="0.21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4cm" svg:x="4.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3cm" svg:x="2.3cm" svg:y="0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3cm" svg:y1="1.898cm" svg:x2="5.2cm" svg:y2="1.9cm">
          <text:p/>
        </draw:line>
        <draw:line draw:style-name="gr3" draw:text-style-name="P3" draw:layer="layout" svg:x1="2.3cm" svg:y1="1.898cm" svg:x2="2.3cm" svg:y2="0.498cm">
          <text:p/>
        </draw:line>
        <draw:custom-shape draw:style-name="gr4" draw:text-style-name="P3" draw:layer="layout" svg:width="0.6cm" svg:height="0.4cm" svg:x="2.8cm" svg:y="2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416cm" svg:height="0.402cm" svg:x="5.084cm" svg:y="1.8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421cm" svg:height="0.402cm" svg:x="1.879cm" svg:y="0.3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3" draw:layer="layout" svg:x1="0.6cm" svg:y1="2.5cm" svg:x2="0.6cm" svg:y2="1.2cm">
          <text:p/>
        </draw:line>
        <draw:frame draw:style-name="gr5" draw:text-style-name="P4" draw:layer="layout" svg:width="2.753cm" svg:height="0.402cm" draw:transform="rotate (1.5707963267949) translate (0.098cm 3.3cm)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2.753cm" svg:height="0.402cm" svg:x="0.9cm" svg:y="2.9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3" draw:layer="layout" svg:x1="1.4cm" svg:y1="2.898cm" svg:x2="3.1cm" svg:y2="2.898cm">
          <text:p/>
        </draw:line>
        <draw:custom-shape draw:style-name="gr4" draw:text-style-name="P3" draw:layer="layout" svg:width="0.6cm" svg:height="0.4cm" svg:x="2.8cm" svg:y="0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cm" svg:height="0.4cm" svg:x="1.1cm" svg:y="2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cm" svg:height="0.4cm" svg:x="1.1cm" svg:y="0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5cm" svg:y1="2.498cm" svg:x2="5cm" svg:y2="2.5cm">
          <text:p/>
        </draw:line>
        <draw:line draw:style-name="gr7" draw:text-style-name="P3" draw:layer="layout" svg:x1="0.5cm" svg:y1="1.198cm" svg:x2="5.1cm" svg:y2="1.2cm">
          <text:p/>
        </draw:line>
        <draw:line draw:style-name="gr7" draw:text-style-name="P3" draw:layer="layout" svg:x1="1.4cm" svg:y1="2.998cm" svg:x2="1.4cm" svg:y2="0.598cm">
          <text:p/>
        </draw:line>
        <draw:line draw:style-name="gr7" draw:text-style-name="P3" draw:layer="layout" svg:x1="3.1cm" svg:y1="2.998cm" svg:x2="3.1cm" svg:y2="0.598cm">
          <text:p/>
        </draw:line>
        <draw:line draw:style-name="gr7" draw:text-style-name="P3" draw:layer="layout" svg:x1="4.8cm" svg:y1="3cm" svg:x2="4.8cm" svg:y2="0.6cm">
          <text:p/>
        </draw:line>
        <draw:custom-shape draw:style-name="gr4" draw:text-style-name="P3" draw:layer="layout" svg:width="0.6cm" svg:height="0.4cm" svg:x="4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749cm" svg:height="0.402cm" svg:x="2.951cm" svg:y="0.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8" draw:text-style-name="P3" draw:layer="layout" svg:x1="2.6cm" svg:y1="0.8cm" svg:x2="3cm" svg:y2="0.3cm">
          <text:p/>
        </draw:line>
        <draw:line draw:style-name="gr8" draw:text-style-name="P3" draw:layer="layout" svg:x1="4.7cm" svg:y1="2.6cm" svg:x2="4.3cm" svg:y2="3.4cm">
          <text:p/>
        </draw:line>
        <draw:frame draw:style-name="gr5" draw:text-style-name="P4" draw:layer="layout" svg:width="2.749cm" svg:height="0.402cm" svg:x="2.851cm" svg:y="3.39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7cm" fo:page-height="3.8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7-03-07T16:06:54.483451537</dc:date>
    <meta:editing-duration>PT21M59S</meta:editing-duration>
    <meta:editing-cycles>7</meta:editing-cycles>
    <meta:generator>LibreOffice/5.1.6.2$Linux_X86_64 LibreOffice_project/1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3/content.xml><?xml version="1.0" encoding="utf-8"?>
<math xmlns="http://www.w3.org/1998/Math/MathML" display="block">
  <semantics>
    <mstyle mathvariant="monospace">
      <mtext>arrayPeriodY</mtext>
    </mstyle>
    <annotation encoding="StarMath 5.0">font fixed "arrayPeriodY"</annotation>
  </semantics>
</math>
</file>

<file path=Object 4/content.xml><?xml version="1.0" encoding="utf-8"?>
<math xmlns="http://www.w3.org/1998/Math/MathML" display="block">
  <semantics>
    <mstyle mathvariant="monospace">
      <mtext>arrayPeriodX</mtext>
    </mstyle>
    <annotation encoding="StarMath 5.0">font fixed "arrayPeriodX"</annotation>
  </semantics>
</math>
</file>

<file path=Object 5/content.xml><?xml version="1.0" encoding="utf-8"?>
<math xmlns="http://www.w3.org/1998/Math/MathML" display="block">
  <semantics>
    <mstyle mathvariant="monospace">
      <mtext>unitCellArea</mtext>
    </mstyle>
    <annotation encoding="StarMath 5.0">font fixed "unitCellArea"</annotation>
  </semantics>
</math>
</file>

<file path=Object 6/content.xml><?xml version="1.0" encoding="utf-8"?>
<math xmlns="http://www.w3.org/1998/Math/MathML" display="block">
  <semantics>
    <mstyle mathvariant="monospace">
      <mtext>apertureArea</mtext>
    </mstyle>
    <annotation encoding="StarMath 5.0">font fixed "apertureArea"</annotation>
  </semantics>
</math>
</file>